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width="0cm" svg:stroke-color="#000000" draw:marker-start-width="0.2cm" draw:marker-end-width="0.2cm" draw:textarea-vertical-align="middle" fo:padding-top="0.125cm" fo:padding-bottom="0.125cm" fo:padding-left="0.25cm" fo:padding-right="0.25cm"/>
    </style:style>
    <style:style style:name="gr6" style:family="graphic" style:parent-style-name="objectwithoutfill">
      <style:graphic-properties draw:marker-end="Arrow" draw:marker-end-width="0.3cm" draw:fill="none"/>
    </style:style>
    <style:style style:name="gr7" style:family="graphic" style:parent-style-name="objectwithoutfill">
      <style:graphic-properties draw:marker-end="Arrow" draw:marker-end-width="0.3cm" draw:fill="none"/>
    </style:style>
    <style:style style:name="gr8" style:family="graphic" style:parent-style-name="standard">
      <style:graphic-properties svg:stroke-color="#111111"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0" style:family="graphic" style:parent-style-name="standard">
      <style:graphic-properties draw:stroke="solid" draw:stroke-dash="_32__20_Dots_20_1_20_Dash" svg:stroke-color="#111111" draw:fill="solid" draw:fill-color="#ffffff" draw:textarea-horizontal-align="justify" draw:textarea-vertical-align="middle" draw:auto-grow-height="false"/>
    </style:style>
    <style:style style:name="gr11" style:family="graphic" style:parent-style-name="standard">
      <style:graphic-properties draw:stroke="dash" draw:stroke-dash="_32__20_Dots_20_1_20_Dash" svg:stroke-color="#111111" draw:fill="solid" draw:fill-color="#ffffff" draw:textarea-horizontal-align="justify" draw:textarea-vertical-align="middle" draw:auto-grow-height="false"/>
    </style:style>
    <style:style style:name="gr12" style:family="graphic" style:parent-style-name="standard">
      <style:graphic-properties svg:stroke-color="#111111" draw:fill="none" draw:fill-color="#ffffff" draw:textarea-horizontal-align="justify" draw:textarea-vertical-align="middle" draw:auto-grow-height="false"/>
    </style:style>
    <style:style style:name="gr13" style:family="graphic" style:parent-style-name="standard">
      <style:graphic-properties draw:stroke="solid" draw:stroke-dash="Ultrafine_20_2_20_Dots_20_3_20_Dashes" draw:textarea-horizontal-align="justify" draw:textarea-vertical-align="middle" draw:auto-grow-height="false" fo:min-height="0cm" fo:min-width="0cm" fo:wrap-option="no-wrap"/>
    </style:style>
    <style:style style:name="gr14" style:family="graphic" style:parent-style-name="standard">
      <style:graphic-properties draw:stroke="dash" draw:stroke-dash="Ultrafine_20_2_20_Dots_20_3_20_Dashes" draw:textarea-horizontal-align="justify" draw:textarea-vertical-align="middle" draw:auto-grow-height="false" fo:min-height="0cm" fo:min-width="0cm" fo:wrap-option="no-wrap"/>
    </style:style>
    <style:style style:name="gr15" style:family="graphic" style:parent-style-name="standard">
      <style:graphic-properties draw:stroke="dash" draw:stroke-dash="Ultrafine_20_2_20_Dots_20_3_20_Dashes" svg:stroke-color="#000000" draw:fill="none" draw:fill-color="#ffffff" draw:textarea-horizontal-align="left" draw:auto-grow-height="true" draw:auto-grow-width="true" fo:min-height="1.55cm" fo:min-width="4.26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453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931cm" svg:height="3.501cm" svg:x="5.07cm" svg:y="7.542cm">
          <text:p text:style-name="P1">Wavelet</text:p>
          <text:p text:style-name="P1">Transform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xml:id="id1" draw:id="id1" draw:layer="layout" svg:width="2.335cm" svg:height="0.962cm" svg:x="1.715cm" svg:y="8.804cm">
          <draw:text-box>
            <text:p text:style-name="P2"><text:span text:style-name="T1">image</text:span></text:p>
          </draw:text-box>
        </draw:frame>
        <draw:connector draw:style-name="gr3" draw:text-style-name="P1" draw:layer="layout" draw:type="lines" svg:x1="4.05cm" svg:y1="9.285cm" svg:x2="5.07cm" svg:y2="9.292cm" draw:start-shape="id1" draw:start-glue-point="1" draw:end-shape="id2" svg:d="M4050 9285h500l18 7h502" svg:viewBox="0 0 1021 8">
          <text:p/>
        </draw:connector>
        <draw:custom-shape draw:style-name="gr1" draw:text-style-name="P1" xml:id="id8" draw:id="id8" draw:layer="layout" svg:width="3.302cm" svg:height="2.794cm" svg:x="12.006cm" svg:y="12.451cm">
          <text:p text:style-name="P1">Sparse</text:p>
          <text:p text:style-name="P1">K-SV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6" draw:id="id6" draw:layer="layout" svg:width="3.302cm" svg:height="2.794cm" svg:x="17.797cm" svg:y="7.871cm">
          <text:p text:style-name="P1">G-OM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xml:id="id5" draw:id="id5" draw:layer="layout" draw:type="line" svg:x1="9.001cm" svg:y1="9.292cm" svg:x2="10.336cm" svg:y2="9.272cm" draw:start-shape="id2" draw:start-glue-point="1" svg:d="M9001 9292l1335-20" svg:viewBox="0 0 1336 21">
          <text:p/>
        </draw:connector>
        <draw:connector draw:style-name="gr3" draw:text-style-name="P1" draw:layer="layout" svg:x1="11.922cm" svg:y1="9.269cm" svg:x2="36.364cm" svg:y2="3.653cm" draw:start-shape="id3" draw:start-glue-point="0" draw:end-shape="id4" draw:end-glue-point="3" svg:d="M11922 9269v-5616h24442" svg:viewBox="0 0 24443 5617">
          <text:p/>
        </draw:connector>
        <draw:connector draw:style-name="gr5" draw:text-style-name="P1" xml:id="id3" draw:id="id3" draw:layer="layout" draw:line-skew="-0.34cm" svg:x1="10.336cm" svg:y1="9.272cm" svg:x2="13.687cm" svg:y2="9.266cm" draw:start-shape="id5" draw:start-glue-point="3" svg:d="M10336 9272h1586v-6h1765" svg:viewBox="0 0 3352 7">
          <text:p/>
        </draw:connector>
        <draw:connector draw:style-name="gr3" draw:text-style-name="P1" draw:layer="layout" draw:type="lines" svg:x1="13.687cm" svg:y1="9.266cm" svg:x2="17.797cm" svg:y2="9.268cm" draw:start-shape="id3" draw:start-glue-point="3" draw:end-shape="id6" draw:end-glue-point="3" svg:d="M13687 9266h501l3108 2h501" svg:viewBox="0 0 4111 3">
          <text:p/>
        </draw:connector>
        <draw:connector draw:style-name="gr6" draw:text-style-name="P1" draw:layer="layout" svg:x1="21.099cm" svg:y1="9.268cm" svg:x2="24.03cm" svg:y2="9.268cm" draw:start-shape="id6" draw:start-glue-point="1" draw:end-shape="id7" draw:end-glue-point="3" svg:d="M21099 9268h2931" svg:viewBox="0 0 2932 1">
          <text:p text:style-name="P1">G</text:p>
        </draw:connector>
        <draw:connector draw:style-name="gr7" draw:text-style-name="P1" draw:layer="layout" draw:type="line" svg:x1="13.687cm" svg:y1="9.266cm" svg:x2="13.657cm" svg:y2="12.451cm" draw:start-shape="id3" draw:start-glue-point="3" draw:end-shape="id8" draw:end-glue-point="0" svg:d="M13687 9266l-30 3185" svg:viewBox="0 0 31 3186">
          <text:p/>
        </draw:connector>
        <draw:connector draw:style-name="gr6" draw:text-style-name="P1" draw:layer="layout" svg:x1="15.308cm" svg:y1="13.848cm" svg:x2="25.681cm" svg:y2="10.665cm" draw:start-shape="id8" draw:start-glue-point="1" draw:end-shape="id7" draw:end-glue-point="2" svg:d="M15308 13848h10373v-3183" svg:viewBox="0 0 10374 3184">
          <text:p text:style-name="P1">Trained A's</text:p>
        </draw:connector>
        <draw:connector draw:style-name="gr7" draw:text-style-name="P1" draw:layer="layout" svg:x1="15.308cm" svg:y1="13.848cm" svg:x2="19.448cm" svg:y2="10.665cm" draw:start-shape="id8" draw:start-glue-point="1" draw:end-shape="id6" draw:end-glue-point="2" svg:d="M15308 13848h4140v-3183" svg:viewBox="0 0 4141 3184">
          <text:p/>
        </draw:connector>
        <draw:g>
          <draw:custom-shape draw:style-name="gr8" draw:text-style-name="P1" draw:layer="layout" svg:width="0.762cm" svg:height="0.762cm" svg:x="15.678cm" svg:y="13.4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" draw:layer="layout" svg:width="4.572cm" svg:height="3.937cm" svg:x="17.383cm" svg:y="17.723cm">
            <text:p text:style-name="P1">Normalize</text:p>
            <text:p text:style-name="P1">Dictionaries</text:p>
            <draw:enhanced-geometry svg:viewBox="0 0 21600 21600" draw:text-areas="800 800 20800 20800" draw:type="round-rectangular-callout" draw:modifiers="-6622.17362781544 -21232.50380904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g xml:id="id16" draw:id="id16">
          <draw:custom-shape draw:style-name="gr1" draw:text-style-name="P1" xml:id="id7" draw:id="id7" draw:layer="layout" svg:width="3.302cm" svg:height="2.794cm" svg:x="24.03cm" svg:y="7.871cm">
            <text:p text:style-name="P1">Q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762cm" svg:height="0.762cm" svg:x="26.351cm" svg:y="9.7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9" draw:text-style-name="P1" draw:layer="layout" svg:width="4.572cm" svg:height="3.937cm" svg:x="28.129cm" svg:y="13.913cm">
          <text:p text:style-name="P1">Sign</text:p>
          <text:p text:style-name="P1">Separation</text:p>
          <draw:enhanced-geometry svg:viewBox="0 0 21600 21600" draw:text-areas="800 800 20800 20800" draw:type="round-rectangular-callout" draw:modifiers="-6622.17362781544 -21232.50380904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xml:id="id9" draw:id="id9" draw:layer="layout" svg:width="3.302cm" svg:height="2.794cm" svg:x="30.288cm" svg:y="7.871cm">
          <text:p text:style-name="P1">Optimize</text:p>
          <text:p text:style-name="P1">locations</text:p>
          <text:p text:style-name="P1">entropy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27.332cm" svg:y1="9.268cm" svg:x2="30.288cm" svg:y2="9.268cm" draw:start-shape="id7" draw:start-glue-point="1" draw:end-shape="id9" svg:d="M27332 9268h2956" svg:viewBox="0 0 2957 1">
          <text:p text:style-name="P1">G,A</text:p>
        </draw:connector>
        <draw:custom-shape draw:style-name="gr1" draw:text-style-name="P1" xml:id="id10" draw:id="id10" draw:layer="layout" svg:width="3.302cm" svg:height="2.794cm" svg:x="36.422cm" svg:y="7.871cm">
          <text:p text:style-name="P1">CC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33.59cm" svg:y1="9.268cm" svg:x2="36.422cm" svg:y2="9.268cm" draw:start-shape="id9" draw:start-glue-point="1" draw:end-shape="id10" draw:end-glue-point="3" svg:d="M33590 9268h2832" svg:viewBox="0 0 2833 1">
          <text:p text:style-name="P1">G,A</text:p>
        </draw:connector>
        <draw:custom-shape draw:style-name="gr1" draw:text-style-name="P1" xml:id="id12" draw:id="id12" draw:layer="layout" svg:width="3.302cm" svg:height="2.794cm" svg:x="39.794cm" svg:y="12.516cm">
          <text:p text:style-name="P1">Diff</text:p>
          <text:p text:style-name="P1">CC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line" svg:x1="39.724cm" svg:y1="9.268cm" svg:x2="43.291cm" svg:y2="9.268cm" draw:start-shape="id10" draw:start-glue-point="1" draw:end-shape="id11" svg:d="M39724 9268h3567" svg:viewBox="0 0 3568 1">
          <text:p/>
        </draw:connector>
        <draw:connector draw:style-name="gr6" draw:text-style-name="P1" draw:layer="layout" svg:x1="38.073cm" svg:y1="10.665cm" svg:x2="39.794cm" svg:y2="13.913cm" draw:start-shape="id10" draw:start-glue-point="2" draw:end-shape="id12" draw:end-glue-point="3" svg:d="M38073 10665v3248h1721" svg:viewBox="0 0 1722 3249">
          <text:p text:style-name="P1">Rows,Cols <text:s text:c="4"/></text:p>
        </draw:connector>
        <draw:connector draw:style-name="gr7" draw:text-style-name="P1" draw:layer="layout" svg:x1="43.096cm" svg:y1="13.913cm" svg:x2="44.942cm" svg:y2="10.665cm" draw:start-shape="id12" draw:start-glue-point="1" draw:end-shape="id11" draw:end-glue-point="2" svg:d="M43096 13913h1846v-3248" svg:viewBox="0 0 1847 3249">
          <text:p/>
        </draw:connector>
        <draw:custom-shape draw:style-name="gr10" draw:text-style-name="P1" xml:id="id14" draw:id="id14" draw:layer="layout" svg:width="3.302cm" svg:height="2.794cm" svg:x="49.662cm" svg:y="7.871cm">
          <text:p text:style-name="P1">File</text:p>
          <text:p text:style-name="P1">writ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xml:id="id17" draw:id="id17" draw:layer="layout" svg:x1="46.593cm" svg:y1="9.268cm" svg:x2="49.662cm" svg:y2="9.268cm" draw:start-shape="id13" draw:start-glue-point="1" draw:end-shape="id14" draw:end-glue-point="3" svg:d="M46593 9268h3069" svg:viewBox="0 0 3070 1">
          <text:p/>
        </draw:connector>
        <draw:connector draw:style-name="gr7" draw:text-style-name="P1" draw:layer="layout" draw:type="line" svg:x1="52.964cm" svg:y1="9.268cm" svg:x2="55.377cm" svg:y2="9.266cm" draw:start-shape="id14" draw:start-glue-point="1" draw:end-shape="id15" draw:end-glue-point="3" svg:d="M52964 9268l2413-2" svg:viewBox="0 0 2414 3">
          <text:p/>
        </draw:connector>
        <draw:frame draw:style-name="gr2" draw:text-style-name="P2" xml:id="id15" draw:id="id15" draw:layer="layout" svg:width="4.342cm" svg:height="1.673cm" svg:x="55.377cm" svg:y="8.43cm">
          <draw:text-box>
            <text:p text:style-name="P2"><text:span text:style-name="T1">Compressed</text:span></text:p>
            <text:p text:style-name="P2"><text:span text:style-name="T1">file</text:span></text:p>
          </draw:text-box>
        </draw:frame>
        <draw:custom-shape draw:style-name="gr11" draw:text-style-name="P1" draw:layer="layout" svg:width="0.762cm" svg:height="0.762cm" svg:x="9.509cm" svg:y="8.9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11" draw:id="id11">
          <draw:custom-shape draw:style-name="gr10" draw:text-style-name="P1" xml:id="id13" draw:id="id13" draw:layer="layout" svg:width="3.302cm" svg:height="2.794cm" svg:x="43.291cm" svg:y="7.871cm">
            <text:p text:style-name="P1">Entropy</text:p>
            <text:p text:style-name="P1">Encoding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" draw:layer="layout" svg:width="0.762cm" svg:height="0.762cm" svg:x="45.712cm" svg:y="9.7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3" draw:text-style-name="P1" draw:layer="layout" svg:width="4.572cm" svg:height="3.937cm" svg:x="47.482cm" svg:y="13.913cm">
          <text:p text:style-name="P1">Probabilities</text:p>
          <text:p text:style-name="P1">Quantization</text:p>
          <draw:enhanced-geometry svg:viewBox="0 0 21600 21600" draw:text-areas="800 800 20800 20800" draw:type="round-rectangular-callout" draw:modifiers="-6622.17362781544 -21232.50380904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xml:id="id4" draw:id="id4" draw:layer="layout" svg:width="3.302cm" svg:height="2.794cm" svg:x="36.364cm" svg:y="2.256cm">
          <text:p text:style-name="P1">Q</text:p>
          <text:p text:style-name="P1">(float point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svg:x1="39.666cm" svg:y1="3.653cm" svg:x2="51.313cm" svg:y2="7.871cm" draw:start-shape="id4" draw:start-glue-point="1" draw:end-shape="id14" draw:end-glue-point="0" svg:d="M39666 3653h11647v4218" svg:viewBox="0 0 11648 4219">
          <text:p/>
        </draw:connector>
        <draw:custom-shape draw:style-name="gr14" draw:text-style-name="P1" draw:layer="layout" svg:width="4.572cm" svg:height="3.937cm" svg:x="5.572cm" svg:y="19.034cm">
          <text:p text:style-name="P1">Re-calc</text:p>
          <text:p text:style-name="P1">Target MSE</text:p>
          <text:p text:style-name="P1">(Approx sep)</text:p>
          <draw:enhanced-geometry svg:viewBox="0 0 21600 21600" draw:text-areas="800 800 20800 20800" draw:type="round-rectangular-callout" draw:modifiers="20173.5403455062 -52749.41594718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5" draw:layer="layout" svg:width="4.765cm" svg:height="1.8cm" svg:x="2.331cm" svg:y="2.375cm">
          <draw:text-box>
            <text:p>G: GAMMAs</text:p>
            <text:p>A : Dictionaries</text:p>
          </draw:text-box>
        </draw:frame>
        <draw:frame draw:style-name="gr16" draw:layer="layout" svg:width="3.461cm" svg:height="0.962cm" svg:x="26.368cm" svg:y="6.007cm">
          <draw:text-box>
            <text:p>Max,Signs</text:p>
          </draw:text-box>
        </draw:frame>
        <draw:frame draw:style-name="gr16" draw:layer="layout" svg:width="2.953cm" svg:height="0.962cm" svg:x="41.481cm" svg:y="8.366cm">
          <draw:text-box>
            <text:p>Vals</text:p>
          </draw:text-box>
        </draw:frame>
        <draw:frame draw:style-name="gr16" draw:layer="layout" svg:width="6.204cm" svg:height="0.962cm" svg:x="15.954cm" svg:y="2.705cm">
          <draw:text-box>
            <text:p>Approximation Band</text:p>
          </draw:text-box>
        </draw:frame>
        <draw:frame draw:style-name="gr16" draw:layer="layout" svg:width="4.447cm" svg:height="0.962cm" svg:x="12.049cm" svg:y="8.166cm">
          <draw:text-box>
            <text:p>Wavelet Coeff</text:p>
          </draw:text-box>
        </draw:frame>
        <draw:connector draw:style-name="gr7" draw:text-style-name="P1" draw:layer="layout" draw:line-skew="-0.528cm" svg:x1="25.681cm" svg:y1="7.871cm" svg:x2="48.127cm" svg:y2="9.268cm" draw:start-shape="id16" draw:start-glue-point="0" draw:end-shape="id17" draw:end-glue-point="0" svg:d="M25681 7871v-1029h22446v2426" svg:viewBox="0 0 22447 242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4" draw:display-name="Dashed (var) 4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dddddd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3" draw:fill-hatch-name="Hatching_20_1" draw:fill-image-name="Bitmape_20_1" draw:textarea-vertical-align="bottom" draw:fit-to-contour="false" fo:padding-top="0cm" fo:padding-bottom="0cm" fo:padding-left="0cm" fo:padding-right="0cm" draw:measure-align="left-outside" draw:measure-vertical-align="center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0.96cm" fo:page-height="2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04T17:36:49.349158491</meta:creation-date>
    <dc:date>2014-07-11T09:11:10.579425328</dc:date>
    <meta:editing-duration>PT18H5M8S</meta:editing-duration>
    <meta:editing-cycles>26</meta:editing-cycles>
    <meta:generator>LibreOffice/4.2.4.2$Linux_X86_64 LibreOffice_project/420m0$Build-2</meta:generator>
    <meta:document-statistic meta:object-count="46"/>
  </office:meta>
</office:document-meta>
</file>